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tSet.and( java . util . BitSe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tSet.Bi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tSe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tSet.BitS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tSe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tSet.clea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t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tSet.xor( java . util . BitSe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tSet.s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tSet.or( java . util . BitSe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tSet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tSet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tSet.g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tSet.andNot( java . util . BitSe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tSet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